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511cm" fo:min-width="1.68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1.9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61cm" fo:min-width="1.98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111111" draw:marker-start-width="0.252cm" draw:marker-end-width="0.252cm" draw:fill="none" draw:textarea-horizontal-align="justify" draw:textarea-vertical-align="middle" draw:auto-grow-height="false" fo:min-height="0.55cm" fo:min-width="0.8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477cm" fo:min-width="1.649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2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2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3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38cm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-color="#b2b2b2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1.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8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1cm" fo:min-width="0.4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9cm" fo:min-width="0.0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7cm" fo:min-width="0.3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2.9cm"/>
    </style:style>
    <style:style style:name="gr24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style:font-name="MathJax_Main"/>
    </style:style>
    <style:style style:name="P4" style:family="paragraph">
      <loext:graphic-properties draw:fill="none" draw:fill-color="#ffffff"/>
      <style:text-properties style:font-name="MathJax_Main"/>
    </style:style>
    <style:style style:name="P5" style:family="paragraph">
      <style:text-properties style:font-name="MathJax_Math" fo:font-size="16pt"/>
    </style:style>
    <style:style style:name="P6" style:family="paragraph">
      <loext:graphic-properties draw:fill="none" draw:fill-color="#ffffff"/>
      <style:text-properties style:font-name="MathJax_Math" fo:font-size="16pt"/>
    </style:style>
    <style:style style:name="P7" style:family="paragraph">
      <style:text-properties style:font-name="MathJax_Math" fo:font-size="16pt" style:font-size-asian="16pt" style:font-size-complex="16pt"/>
    </style:style>
    <style:style style:name="P8" style:family="paragraph">
      <loext:graphic-properties draw:fill="none" draw:fill-color="#ffffff"/>
      <style:text-properties style:font-name="MathJax_Math" fo:font-size="16pt" style:font-size-asian="16pt" style:font-size-complex="16pt"/>
    </style:style>
    <style:style style:name="P9" style:family="paragraph">
      <style:text-properties style:font-name="MathJax_Math" fo:font-size="15pt"/>
    </style:style>
    <style:style style:name="P10" style:family="paragraph">
      <loext:graphic-properties draw:fill="none" draw:fill-color="#ffffff"/>
      <style:text-properties style:font-name="MathJax_Math" fo:font-size="15pt"/>
    </style:style>
    <style:style style:name="P11" style:family="paragraph">
      <loext:graphic-properties draw:fill="none" draw:fill-color="#ffffff"/>
      <style:text-properties style:font-name="MathJax_Main" fo:font-size="16pt"/>
    </style:style>
    <style:style style:name="P12" style:family="paragraph">
      <loext:graphic-properties draw:fill-color="#b2b2b2"/>
      <style:paragraph-properties fo:text-align="center"/>
    </style:style>
    <style:style style:name="P13" style:family="paragraph">
      <style:text-properties style:font-name="MathJax_Main" fo:font-size="14pt" style:font-size-asian="15pt" style:font-size-complex="15pt"/>
    </style:style>
    <style:style style:name="P14" style:family="paragraph">
      <loext:graphic-properties draw:fill="none" draw:fill-color="#ffffff"/>
      <style:text-properties style:font-name="MathJax_Main" fo:font-size="14pt" style:font-size-asian="15pt" style:font-size-complex="15pt"/>
    </style:style>
    <style:style style:name="P15" style:family="paragraph">
      <style:text-properties style:font-name="MathJax_Main" fo:font-size="10.5pt" style:font-size-asian="15pt" style:font-size-complex="15pt"/>
    </style:style>
    <style:style style:name="P16" style:family="paragraph">
      <loext:graphic-properties draw:fill="none" draw:fill-color="#ffffff"/>
      <style:text-properties style:font-name="MathJax_Main" fo:font-size="10.5pt" style:font-size-asian="15pt" style:font-size-complex="15pt"/>
    </style:style>
    <style:style style:name="P17" style:family="paragraph">
      <style:text-properties style:font-name="MathJax_Math" fo:font-size="13pt"/>
    </style:style>
    <style:style style:name="P18" style:family="paragraph">
      <loext:graphic-properties draw:fill="none" draw:fill-color="#ffffff"/>
      <style:text-properties style:font-name="MathJax_Math" fo:font-size="13pt"/>
    </style:style>
    <style:style style:name="P19" style:family="paragraph">
      <style:text-properties fo:font-size="7pt"/>
    </style:style>
    <style:style style:name="P20" style:family="paragraph">
      <loext:graphic-properties draw:fill="none" draw:fill-color="#ffffff"/>
      <style:text-properties style:font-name="MathJax_Main" fo:font-size="7pt"/>
    </style:style>
    <style:style style:name="P21" style:family="paragraph">
      <style:text-properties fo:font-size="10pt"/>
    </style:style>
    <style:style style:name="P22" style:family="paragraph">
      <loext:graphic-properties draw:fill="none" draw:fill-color="#ffffff"/>
      <style:text-properties style:font-name="MathJax_Main" fo:font-size="10pt"/>
    </style:style>
    <style:style style:name="P23" style:family="paragraph">
      <loext:graphic-properties draw:fill-color="#ffffff"/>
    </style:style>
    <style:style style:name="T1" style:family="text">
      <style:text-properties style:font-name="MathJax_Main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MathJax_Math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thJax_Main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MathJax_Math"/>
    </style:style>
    <style:style style:name="T5" style:family="text">
      <style:text-properties style:font-name="MathJax_Math" fo:font-size="16pt"/>
    </style:style>
    <style:style style:name="T6" style:family="text">
      <style:text-properties style:font-name="MathJax_Main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style-name="gr1" draw:text-style-name="P1" draw:layer="layout" svg:width="2.497cm" svg:height="1.075cm" svg:x="2.242cm" svg:y="1.1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14cm" svg:height="2cm" svg:x="2.209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14cm" svg:height="1.045cm" svg:x="2.209cm" svg:y="5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514cm" svg:height="1.045cm" svg:x="2.209cm" svg:y="7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6cm" svg:height="1.6cm" svg:x="2.148cm" svg:y="9.2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5" draw:text-style-name="P1" draw:layer="layout" svg:width="2.736cm" svg:height="2.473cm" draw:transform="skewX (0.042760566673861) rotate (0.636521578202332) translate (1.6614523138122cm 12.0867638687743cm)" svg:viewBox="0 0 2737 2474" svg:d="M0 971c305-31 394-57 723 166 330 223 404 973 721 1200s621 104 621 104l672-965-2061-1476z">
          <text:p/>
        </draw:path>
        <draw:custom-shape draw:style-name="gr6" draw:text-style-name="P1" draw:layer="layout" svg:width="2.497cm" svg:height="1.075cm" svg:x="2.242cm" svg:y="13.67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7" draw:text-style-name="P1" draw:layer="layout" svg:x1="3.469cm" svg:y1="2.188cm" svg:x2="3.469cm" svg:y2="2.641cm">
            <text:p/>
          </draw:line>
          <draw:custom-shape draw:style-name="gr8" draw:text-style-name="P2" draw:layer="layout" svg:width="0.158cm" svg:height="0.147cm" draw:transform="rotate (-3.14159265358979) translate (3.548cm 2.788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7" draw:text-style-name="P1" draw:layer="layout" svg:x1="3.469cm" svg:y1="4.8cm" svg:x2="3.469cm" svg:y2="5.404cm">
            <text:p/>
          </draw:line>
          <draw:custom-shape draw:style-name="gr8" draw:text-style-name="P2" draw:layer="layout" svg:width="0.21cm" svg:height="0.196cm" draw:transform="rotate (-3.14159265358979) translate (3.574cm 5.6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7" draw:text-style-name="P1" draw:layer="layout" svg:x1="3.469cm" svg:y1="6.721cm" svg:x2="3.469cm" svg:y2="7.174cm">
            <text:p/>
          </draw:line>
          <draw:custom-shape draw:style-name="gr8" draw:text-style-name="P2" draw:layer="layout" svg:width="0.158cm" svg:height="0.147cm" draw:transform="rotate (-3.14159265358979) translate (3.548cm 7.321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7" draw:text-style-name="P1" draw:layer="layout" svg:x1="3.469cm" svg:y1="8.366cm" svg:x2="3.469cm" svg:y2="8.97cm">
            <text:p/>
          </draw:line>
          <draw:custom-shape draw:style-name="gr8" draw:text-style-name="P2" draw:layer="layout" svg:width="0.21cm" svg:height="0.196cm" draw:transform="rotate (-3.14159265358979) translate (3.574cm 9.166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5" draw:text-style-name="P1" draw:layer="layout" svg:x1="4.757cm" svg:y1="10.027cm" svg:x2="6.489cm" svg:y2="10.027cm">
          <text:p/>
        </draw:line>
        <draw:line draw:style-name="gr5" draw:text-style-name="P1" draw:layer="layout" svg:x1="6.48cm" svg:y1="5.076cm" svg:x2="6.48cm" svg:y2="10.027cm">
          <text:p/>
        </draw:line>
        <draw:line draw:style-name="gr5" draw:text-style-name="P1" draw:layer="layout" svg:x1="3.68cm" svg:y1="5.076cm" svg:x2="6.47cm" svg:y2="5.076cm">
          <text:p/>
        </draw:line>
        <draw:custom-shape draw:style-name="gr8" draw:text-style-name="P2" draw:layer="layout" svg:width="0.21cm" svg:height="0.196cm" draw:transform="rotate (1.5707963267949) translate (3.496cm 5.17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7" draw:text-style-name="P1" draw:layer="layout" svg:x1="3.469cm" svg:y1="10.8cm" svg:x2="3.469cm" svg:y2="11.468cm">
            <text:p/>
          </draw:line>
          <draw:custom-shape draw:style-name="gr8" draw:text-style-name="P2" draw:layer="layout" svg:width="0.232cm" svg:height="0.217cm" draw:transform="rotate (-3.14159265358979) translate (3.585cm 11.685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7" draw:text-style-name="P1" draw:layer="layout" svg:x1="3.469cm" svg:y1="12.862cm" svg:x2="3.469cm" svg:y2="13.47cm">
            <text:p/>
          </draw:line>
          <draw:custom-shape draw:style-name="gr8" draw:text-style-name="P2" draw:layer="layout" svg:width="0.212cm" svg:height="0.197cm" draw:transform="rotate (-3.14159265358979) translate (3.575cm 13.667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9" draw:text-style-name="P4" draw:layer="layout" svg:width="1.912cm" svg:height="0.997cm" svg:x="2.554cm" svg:y="1.173cm">
          <draw:text-box>
            <text:p text:style-name="P3">Start</text:p>
          </draw:text-box>
        </draw:frame>
        <draw:frame draw:style-name="gr9" draw:text-style-name="P4" draw:layer="layout" svg:width="1.637cm" svg:height="0.997cm" svg:x="2.654cm" svg:y="13.754cm">
          <draw:text-box>
            <text:p text:style-name="P3">End</text:p>
          </draw:text-box>
        </draw:frame>
        <draw:frame draw:style-name="gr9" draw:text-style-name="P4" draw:layer="layout" svg:width="1.514cm" svg:height="0.997cm" svg:x="3.375cm" svg:y="10.69cm">
          <draw:text-box>
            <text:p text:style-name="P3">Yes</text:p>
          </draw:text-box>
        </draw:frame>
        <draw:frame draw:style-name="gr9" draw:text-style-name="P4" draw:layer="layout" svg:width="1.298cm" svg:height="0.997cm" svg:x="5.302cm" svg:y="9.912cm">
          <draw:text-box>
            <text:p text:style-name="P3">No</text:p>
          </draw:text-box>
        </draw:frame>
        <draw:frame draw:style-name="gr9" draw:text-style-name="P6" draw:layer="layout" svg:width="1.802cm" svg:height="0.911cm" svg:x="2.516cm" svg:y="2.988cm">
          <draw:text-box>
            <text:p text:style-name="P5">N<text:span text:style-name="T1">←0</text:span></text:p>
          </draw:text-box>
        </draw:frame>
        <draw:frame draw:style-name="gr9" draw:text-style-name="P8" draw:layer="layout" svg:width="1.696cm" svg:height="0.911cm" svg:x="2.635cm" svg:y="3.739cm">
          <draw:text-box>
            <text:p text:style-name="P7">S<text:span text:style-name="T1">←2</text:span></text:p>
          </draw:text-box>
        </draw:frame>
        <draw:frame draw:style-name="gr9" draw:text-style-name="P6" draw:layer="layout" svg:width="2.691cm" svg:height="0.911cm" svg:x="2.137cm" svg:y="5.757cm">
          <draw:text-box>
            <text:p text:style-name="P5"><text:span text:style-name="T2">N</text:span><text:span text:style-name="T3">←</text:span><text:span text:style-name="T4">N</text:span><text:span text:style-name="T1">+1</text:span></text:p>
          </draw:text-box>
        </draw:frame>
        <draw:frame draw:style-name="gr9" draw:text-style-name="P8" draw:layer="layout" svg:width="1.302cm" svg:height="0.911cm" svg:x="2.835cm" svg:y="7.4cm">
          <draw:text-box>
            <text:p text:style-name="P7"><text:span text:style-name="T1">(</text:span><text:span text:style-name="T4">α</text:span><text:span text:style-name="T1">)</text:span></text:p>
          </draw:text-box>
        </draw:frame>
        <draw:frame draw:style-name="gr9" draw:text-style-name="P8" draw:layer="layout" svg:width="1.26cm" svg:height="0.911cm" svg:x="2.835cm" svg:y="9.6cm">
          <draw:text-box>
            <text:p text:style-name="P7"><text:span text:style-name="T1">(</text:span><text:span text:style-name="T4">β</text:span><text:span text:style-name="T1">)</text:span></text:p>
          </draw:text-box>
        </draw:frame>
        <draw:frame draw:style-name="gr9" draw:text-style-name="P8" draw:layer="layout" svg:width="1.234cm" svg:height="0.911cm" svg:x="2.835cm" svg:y="11.685cm">
          <draw:text-box>
            <text:p text:style-name="P7"><text:span text:style-name="T1">(</text:span><text:span text:style-name="T4">γ</text:span><text:span text:style-name="T1">)</text:span></text:p>
          </draw:text-box>
        </draw:frame>
        <draw:line draw:style-name="gr7" draw:text-style-name="P1" draw:layer="layout" svg:x1="10.274cm" svg:y1="7cm" svg:x2="10.274cm" svg:y2="2.4cm">
          <text:p/>
        </draw:line>
        <draw:custom-shape draw:style-name="gr8" draw:text-style-name="P2" draw:layer="layout" svg:width="0.142cm" svg:height="0.284cm" svg:x="10.203cm" svg:y="2.1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7" draw:text-style-name="P1" draw:layer="layout" svg:x1="9.6cm" svg:y1="6.431cm" svg:x2="14.788cm" svg:y2="6.431cm">
            <text:p/>
          </draw:line>
          <draw:custom-shape draw:style-name="gr8" draw:text-style-name="P2" draw:layer="layout" svg:width="0.226cm" svg:height="0.212cm" draw:transform="rotate (-1.5707963267949) translate (15cm 6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5" draw:text-style-name="P1" draw:layer="layout" svg:x1="13.938cm" svg:y1="2.717cm" svg:x2="10.259cm" svg:y2="2.717cm">
          <text:p/>
        </draw:line>
        <draw:frame draw:style-name="gr10" draw:text-style-name="P10" draw:layer="layout" svg:width="2.144cm" svg:height="0.911cm" svg:x="11.144cm" svg:y="1.606cm">
          <draw:text-box>
            <text:p text:style-name="P9"><text:span text:style-name="T4">y</text:span><text:span text:style-name="T1">=</text:span><text:span text:style-name="T4">g</text:span><text:span text:style-name="T1">(</text:span><text:span text:style-name="T4">x</text:span><text:span text:style-name="T1">)</text:span></text:p>
          </draw:text-box>
        </draw:frame>
        <draw:frame draw:style-name="gr11" draw:text-style-name="P6" draw:layer="layout" svg:width="0.777cm" svg:height="0.776cm" svg:x="9.661cm" svg:y="1.715cm">
          <draw:text-box>
            <text:p><text:span text:style-name="T5">y</text:span></text:p>
          </draw:text-box>
        </draw:frame>
        <draw:frame draw:style-name="gr12" draw:text-style-name="P6" draw:layer="layout" svg:width="0.824cm" svg:height="0.776cm" svg:x="14.6cm" svg:y="6.283cm">
          <draw:text-box>
            <text:p><text:span text:style-name="T5">x</text:span></text:p>
          </draw:text-box>
        </draw:frame>
        <draw:frame draw:style-name="gr13" draw:text-style-name="P11" draw:layer="layout" svg:width="0.938cm" svg:height="0.911cm" svg:x="9.532cm" svg:y="6.25cm">
          <draw:text-box>
            <text:p><text:span text:style-name="T6">O</text:span></text:p>
          </draw:text-box>
        </draw:frame>
        <draw:line draw:style-name="gr5" draw:text-style-name="P1" draw:layer="layout" svg:x1="13.939cm" svg:y1="2.717cm" svg:x2="13.946cm" svg:y2="6.418cm">
          <text:p/>
        </draw:line>
        <draw:frame draw:style-name="gr10" draw:text-style-name="P11" draw:layer="layout" svg:width="1.069cm" svg:height="0.911cm" svg:x="13.41cm" svg:y="6.256cm">
          <draw:text-box>
            <text:p><text:span text:style-name="T6">15</text:span></text:p>
          </draw:text-box>
        </draw:frame>
        <draw:path draw:style-name="gr14" draw:text-style-name="P12" draw:layer="layout" svg:width="3.671cm" svg:height="3.717cm" svg:x="10.274cm" svg:y="2.717cm" svg:viewBox="0 0 3672 3718" svg:d="M0 3714c0-631 105-1152 526-1831s3146-1883 3146-1883c0 0-1172 2778-1946 3283s-1726 431-1726 431z">
          <text:p/>
        </draw:path>
        <draw:frame draw:style-name="gr9" draw:text-style-name="P14" draw:layer="layout" svg:width="1.488cm" svg:height="0.831cm" svg:x="12.4cm" svg:y="5.356cm">
          <draw:text-box>
            <text:p text:style-name="P13">Blue</text:p>
          </draw:text-box>
        </draw:frame>
        <draw:frame draw:style-name="gr9" draw:text-style-name="P14" draw:layer="layout" svg:width="1.488cm" svg:height="0.831cm" svg:x="10.272cm" svg:y="2.986cm">
          <draw:text-box>
            <text:p text:style-name="P13">Blue</text:p>
          </draw:text-box>
        </draw:frame>
        <draw:frame draw:style-name="gr9" draw:text-style-name="P14" draw:layer="layout" svg:width="1.979cm" svg:height="0.831cm" svg:x="10.656cm" svg:y="4.635cm">
          <draw:text-box>
            <text:p text:style-name="P13">Yellow</text:p>
          </draw:text-box>
        </draw:frame>
        <draw:path draw:style-name="gr5" draw:text-style-name="P1" draw:layer="layout" svg:width="0.858cm" svg:height="0.642cm" draw:transform="rotate (-2.03453030904979) translate (12.5412415211029cm 2.62368287008649cm)" svg:viewBox="0 0 859 643" svg:d="M0 643c250-58 724-204 700-295s-101-72-91-175 250-173 250-173">
          <text:p/>
        </draw:path>
        <draw:custom-shape draw:style-name="gr8" draw:text-style-name="P2" draw:layer="layout" svg:width="0.142cm" svg:height="0.135cm" draw:transform="rotate (-3.14159265358979) translate (12.236cm 3.4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5" draw:text-style-name="P1" draw:layer="layout" svg:width="0.999cm" svg:height="0.604cm" draw:transform="rotate (-3.14159265358979) translate (14.2cm 5.20486041509403cm)" svg:viewBox="0 0 1000 605" svg:d="M0 5c557-68 1000 600 1000 600">
          <text:p/>
        </draw:path>
        <draw:custom-shape draw:style-name="gr8" draw:text-style-name="P2" draw:layer="layout" svg:width="0.142cm" svg:height="0.135cm" draw:transform="rotate (0.700575161750524) translate (13.1cm 4.6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2.2cm" svg:height="1.081cm" svg:x="14.045cm" svg:y="4.719cm">
          <draw:text-box>
            <text:p text:style-name="P9"><text:span text:style-name="T4">y</text:span><text:span text:style-name="T1">=</text:span><text:span text:style-name="T4">f</text:span><text:span text:style-name="T1">(</text:span><text:span text:style-name="T4">x</text:span><text:span text:style-name="T1">)</text:span></text:p>
          </draw:text-box>
        </draw:frame>
        <draw:frame draw:style-name="gr10" draw:text-style-name="P11" draw:layer="layout" svg:width="1.069cm" svg:height="0.911cm" svg:x="9.352cm" svg:y="2.35cm">
          <draw:text-box>
            <text:p><text:span text:style-name="T6">15</text:span></text:p>
          </draw:text-box>
        </draw:frame>
        <draw:frame draw:style-name="gr16" draw:text-style-name="P14" draw:layer="layout" svg:width="3.6cm" svg:height="1cm" svg:x="9.612cm" svg:y="9.912cm">
          <draw:text-box>
            <text:p text:style-name="P13">(2, <text:s text:c="2"/>4, <text:s text:c="2"/>3, <text:s text:c="2"/>1)</text:p>
          </draw:text-box>
        </draw:frame>
        <draw:frame draw:style-name="gr17" draw:text-style-name="P16" draw:layer="layout" svg:width="2.8cm" svg:height="0.8cm" svg:x="10.668cm" svg:y="8.192cm">
          <draw:text-box>
            <text:p text:style-name="P15">4 <text:s text:c="5"/>3 <text:s text:c="6"/>1</text:p>
          </draw:text-box>
        </draw:frame>
        <draw:frame draw:style-name="gr17" draw:text-style-name="P16" draw:layer="layout" svg:width="2.8cm" svg:height="0.8cm" svg:x="10.668cm" svg:y="8.704cm">
          <draw:text-box>
            <text:p text:style-name="P15"><text:s text:c="8"/>3 <text:s text:c="6"/>1</text:p>
          </draw:text-box>
        </draw:frame>
        <draw:frame draw:style-name="gr17" draw:text-style-name="P16" draw:layer="layout" svg:width="2.8cm" svg:height="0.8cm" svg:x="10.668cm" svg:y="9.216cm">
          <draw:text-box>
            <text:p text:style-name="P15"><text:s text:c="17"/>1</text:p>
          </draw:text-box>
        </draw:frame>
        <draw:custom-shape draw:style-name="gr18" draw:text-style-name="P1" draw:layer="layout" svg:width="0.335cm" svg:height="0.335cm" svg:x="12.423cm" svg:y="8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35cm" svg:height="0.335cm" svg:x="12.423cm" svg:y="8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35cm" svg:height="0.335cm" svg:x="12.423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335cm" svg:height="0.335cm" svg:x="11.585cm" svg:y="8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0.815cm" svg:y1="8.325cm" svg:x2="11.215cm" svg:y2="8.725cm">
          <text:p/>
        </draw:line>
        <draw:line draw:style-name="gr19" draw:text-style-name="P1" draw:layer="layout" svg:x1="11.215cm" svg:y1="8.325cm" svg:x2="10.815cm" svg:y2="8.725cm">
          <text:p/>
        </draw:line>
        <draw:line draw:style-name="gr19" draw:text-style-name="P1" draw:layer="layout" svg:x1="11.555cm" svg:y1="8.325cm" svg:x2="11.955cm" svg:y2="8.725cm">
          <text:p/>
        </draw:line>
        <draw:line draw:style-name="gr19" draw:text-style-name="P1" draw:layer="layout" svg:x1="11.955cm" svg:y1="8.325cm" svg:x2="11.555cm" svg:y2="8.725cm">
          <text:p/>
        </draw:line>
        <draw:line draw:style-name="gr7" draw:text-style-name="P1" draw:layer="layout" svg:x1="10.098cm" svg:y1="8.695cm" svg:x2="12.885cm" svg:y2="8.695cm">
          <text:p/>
        </draw:line>
        <draw:custom-shape draw:style-name="gr8" draw:text-style-name="P2" draw:layer="layout" svg:width="0.122cm" svg:height="0.115cm" draw:transform="rotate (-1.5707963267949) translate (13cm 8.6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0.914cm" svg:y1="9.206cm" svg:x2="12.885cm" svg:y2="9.206cm">
          <text:p/>
        </draw:line>
        <draw:custom-shape draw:style-name="gr8" draw:text-style-name="P2" draw:layer="layout" svg:width="0.122cm" svg:height="0.115cm" draw:transform="rotate (-1.5707963267949) translate (13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1.702cm" svg:y1="9.717cm" svg:x2="12.885cm" svg:y2="9.717cm">
          <text:p/>
        </draw:line>
        <draw:custom-shape draw:style-name="gr8" draw:text-style-name="P2" draw:layer="layout" svg:width="0.122cm" svg:height="0.115cm" draw:transform="rotate (-1.5707963267949) translate (13cm 9.65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10.098cm" svg:y1="8.683cm" svg:x2="10.098cm" svg:y2="9.988cm">
          <text:p/>
        </draw:line>
        <draw:line draw:style-name="gr5" draw:text-style-name="P1" draw:layer="layout" svg:x1="10.929cm" svg:y1="9.206cm" svg:x2="10.929cm" svg:y2="9.988cm">
          <text:p/>
        </draw:line>
        <draw:line draw:style-name="gr5" draw:text-style-name="P1" draw:layer="layout" svg:x1="11.723cm" svg:y1="9.717cm" svg:x2="11.723cm" svg:y2="9.988cm">
          <text:p/>
        </draw:line>
        <draw:frame draw:style-name="gr20" draw:text-style-name="P18" draw:layer="layout" svg:width="0.928cm" svg:height="0.681cm" svg:x="12.863cm" svg:y="8.346cm">
          <draw:text-box>
            <text:p text:style-name="P17">s</text:p>
          </draw:text-box>
        </draw:frame>
        <draw:frame draw:style-name="gr20" draw:text-style-name="P18" draw:layer="layout" svg:width="0.928cm" svg:height="0.681cm" svg:x="12.863cm" svg:y="8.881cm">
          <draw:text-box>
            <text:p text:style-name="P17">s</text:p>
          </draw:text-box>
        </draw:frame>
        <draw:frame draw:style-name="gr20" draw:text-style-name="P18" draw:layer="layout" svg:width="0.928cm" svg:height="0.681cm" svg:x="12.863cm" svg:y="9.382cm">
          <draw:text-box>
            <text:p text:style-name="P17">s</text:p>
          </draw:text-box>
        </draw:frame>
        <draw:frame draw:style-name="gr21" draw:text-style-name="P20" draw:layer="layout" svg:width="0.625cm" svg:height="0.539cm" svg:x="13.082cm" svg:y="8.521cm">
          <draw:text-box>
            <text:p text:style-name="P19"><text:span text:style-name="T1">1</text:span></text:p>
          </draw:text-box>
        </draw:frame>
        <draw:frame draw:style-name="gr21" draw:text-style-name="P20" draw:layer="layout" svg:width="0.625cm" svg:height="0.539cm" svg:x="13.082cm" svg:y="9.061cm">
          <draw:text-box>
            <text:p text:style-name="P19"><text:span text:style-name="T1">2</text:span></text:p>
          </draw:text-box>
        </draw:frame>
        <draw:frame draw:style-name="gr21" draw:text-style-name="P20" draw:layer="layout" svg:width="0.625cm" svg:height="0.539cm" svg:x="13.082cm" svg:y="9.562cm">
          <draw:text-box>
            <text:p text:style-name="P19"><text:span text:style-name="T1">3</text:span></text:p>
          </draw:text-box>
        </draw:frame>
        <draw:frame draw:style-name="gr22" draw:text-style-name="P22" draw:layer="layout" svg:width="0.955cm" svg:height="0.666cm" svg:x="13.245cm" svg:y="8.343cm">
          <draw:text-box>
            <text:p text:style-name="P21"><text:span text:style-name="T1">=1</text:span></text:p>
          </draw:text-box>
        </draw:frame>
        <draw:frame draw:style-name="gr22" draw:text-style-name="P22" draw:layer="layout" svg:width="0.955cm" svg:height="0.666cm" svg:x="13.245cm" svg:y="8.881cm">
          <draw:text-box>
            <text:p text:style-name="P21"><text:span text:style-name="T1">=2</text:span></text:p>
          </draw:text-box>
        </draw:frame>
        <draw:frame draw:style-name="gr22" draw:text-style-name="P22" draw:layer="layout" svg:width="0.955cm" svg:height="0.666cm" svg:x="13.245cm" svg:y="9.382cm">
          <draw:text-box>
            <text:p text:style-name="P21"><text:span text:style-name="T1">=1</text:span></text:p>
          </draw:text-box>
        </draw:frame>
        <draw:frame draw:style-name="gr23" draw:text-style-name="P22" draw:layer="layout" svg:width="3.893cm" svg:height="0.666cm" svg:x="13.9cm" svg:y="8.343cm">
          <draw:text-box>
            <text:p text:style-name="P21"><text:span text:style-name="T1">(1 number less than 2)</text:span></text:p>
          </draw:text-box>
        </draw:frame>
        <draw:frame draw:style-name="gr23" draw:text-style-name="P22" draw:layer="layout" svg:width="4.033cm" svg:height="0.666cm" svg:x="13.9cm" svg:y="8.881cm">
          <draw:text-box>
            <text:p text:style-name="P21"><text:span text:style-name="T1">(2 numbers less than 4)</text:span></text:p>
          </draw:text-box>
        </draw:frame>
        <draw:frame draw:style-name="gr23" draw:text-style-name="P22" draw:layer="layout" svg:width="3.893cm" svg:height="0.666cm" svg:x="13.9cm" svg:y="9.382cm">
          <draw:text-box>
            <text:p text:style-name="P21"><text:span text:style-name="T1">(1 number less than 3)</text:span></text:p>
          </draw:text-box>
        </draw:fram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21T19:18:50.689428509</meta:creation-date>
    <dc:date>2024-02-21T20:06:16.674137025</dc:date>
    <meta:editing-duration>PT5M49S</meta:editing-duration>
    <meta:editing-cycles>1</meta:editing-cycles>
    <meta:generator>LibreOffice/6.0.7.3$Linux_X86_64 LibreOffice_project/00m0$Build-3</meta:generator>
    <meta:document-statistic meta:object-count="117"/>
  </office:meta>
</office:document-meta>
</file>